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21" calcext:value-type="float">
            <text:p>1121</text:p>
          </table:table-cell>
          <table:table-cell table:style-name="ce7" table:formula="of:=COUNTIF([.B7:.B1000000];&quot;X&quot;)" office:value-type="float" office:value="966" calcext:value-type="float">
            <text:p>966</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5" calcext:value-type="float">
            <text:p>75</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5" calcext:value-type="float">
            <text:p>125</text:p>
          </table:table-cell>
          <table:table-cell table:style-name="ce25" table:formula="of:=SUM([.B2:.F2])" office:value-type="float" office:value="1186" calcext:value-type="float">
            <text:p>118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22">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6">00/00/0000</text:date>, <text:time style:data-style-name="N2" text:time-value="20:44:19.3241982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06T20:44:51.200422710</dc:date>
    <meta:editing-duration>P1DT6H25M2S</meta:editing-duration>
    <meta:editing-cycles>1124</meta:editing-cycles>
    <meta:document-statistic meta:table-count="1" meta:cell-count="6754" meta:object-count="0"/>
  </office:meta>
</office:document-meta>
</file>